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3.64mm"/>
    </style:style>
    <style:style style:name="co39" style:family="table-column">
      <style:table-column-properties fo:break-before="auto" style:column-width="78.92mm"/>
    </style:style>
    <style:style style:name="co40" style:family="table-column">
      <style:table-column-properties fo:break-before="auto" style:column-width="81.53mm"/>
    </style:style>
    <style:style style:name="co41" style:family="table-column">
      <style:table-column-properties fo:break-before="auto" style:column-width="40.43mm"/>
    </style:style>
    <style:style style:name="co42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13.81mm" fo:break-before="auto" style:use-optimal-row-height="true"/>
    </style:style>
    <style:style style:name="ro14" style:family="table-row">
      <style:table-row-properties style:row-height="20.39mm" fo:break-before="auto" style:use-optimal-row-height="true"/>
    </style:style>
    <style:style style:name="ro15" style:family="table-row">
      <style:table-row-properties style:row-height="7.23mm" fo:break-before="auto" style:use-optimal-row-height="true"/>
    </style:style>
    <style:style style:name="ro16" style:family="table-row">
      <style:table-row-properties style:row-height="8.63mm" fo:break-before="auto" style:use-optimal-row-height="true"/>
    </style:style>
    <style:style style:name="ro17" style:family="table-row">
      <style:table-row-properties style:row-height="26.97mm" fo:break-before="auto" style:use-optimal-row-height="true"/>
    </style:style>
    <style:style style:name="ro18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3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8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0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2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3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0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1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7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8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2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3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4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2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4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0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1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3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0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4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0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1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2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3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4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5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2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2">e</text:span> pièce à l'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2">e</text:span> pièce à l'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2">e</text:span> pièce à l'Ou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2">e</text:span> pièce à l'Ou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Mur Ouest Habitation – Nord</text:p>
          </table:table-cell>
        </table:table-row>
        <table:table-row table:style-name="ro11" table:number-rows-repeated="1048469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Feuille3" table:style-name="ta2">
        <table:table-column table:style-name="co39" table:default-cell-style-name="ce72"/>
        <table:table-column table:style-name="co34" table:default-cell-style-name="ce72"/>
        <table:table-column table:style-name="co40" table:default-cell-style-name="ce101"/>
        <table:table-column table:style-name="co41" table:default-cell-style-name="ce130"/>
        <table:table-column table:style-name="co34" table:default-cell-style-name="ce145"/>
        <table:table-column table:style-name="co34" table:default-cell-style-name="ce140"/>
        <table:table-column table:style-name="co34" table:default-cell-style-name="ce144"/>
        <table:table-column table:style-name="co34" table:default-cell-style-name="ce140"/>
        <table:table-column table:style-name="co34" table:default-cell-style-name="ce181"/>
        <table:table-column table:style-name="co34" table:default-cell-style-name="ce140"/>
        <table:table-column table:style-name="co34" table:default-cell-style-name="ce195"/>
        <table:table-column table:style-name="co42" table:default-cell-style-name="ce194"/>
        <table:table-column table:style-name="co34" table:default-cell-style-name="ce162"/>
        <table:table-row table:style-name="ro6">
          <table:table-cell table:style-name="ce70" office:value-type="string" calcext:value-type="string">
            <text:p>OSSATURE</text:p>
          </table:table-cell>
          <table:table-cell table:style-name="ce70"/>
          <table:table-cell table:style-name="ce100" office:value-type="string" calcext:value-type="string">
            <text:p>Lisses basses</text:p>
          </table:table-cell>
          <table:table-cell table:style-name="ce129" office:value-type="string" calcext:value-type="string">
            <text:p>45/220</text:p>
          </table:table-cell>
          <table:table-cell table:style-name="ce143"/>
          <table:table-cell table:style-name="ce159"/>
          <table:table-cell table:style-name="ce143"/>
          <table:table-cell table:style-name="ce175"/>
          <table:table-cell table:style-name="ce179" office:value-type="float" office:value="69" calcext:value-type="float">
            <text:p>69,00</text:p>
          </table:table-cell>
          <table:table-cell table:style-name="ce175"/>
          <table:table-cell table:style-name="ce193" table:number-columns-repeated="2"/>
          <table:table-cell table:style-name="ce216"/>
        </table:table-row>
        <table:table-row table:style-name="ro6">
          <table:table-cell table:style-name="ce71" office:value-type="string" calcext:value-type="string">
            <text:p>Principale</text:p>
          </table:table-cell>
          <table:table-cell table:style-name="ce71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4"/>
          <table:table-cell table:number-columns-repeated="3"/>
          <table:table-cell table:style-name="ce180" office:value-type="float" office:value="138" calcext:value-type="float">
            <text:p>138,0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4"/>
          <table:table-cell table:number-columns-repeated="3"/>
          <table:table-cell table:style-name="ce180" office:value-type="float" office:value="288" calcext:value-type="float">
            <text:p>288,0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1" office:value-type="string" calcext:value-type="string">
            <text:p>45/220</text:p>
          </table:table-cell>
          <table:table-cell/>
          <table:table-cell table:style-name="ce160"/>
          <table:table-cell table:style-name="ce145"/>
          <table:table-cell table:style-name="ce160"/>
          <table:table-cell table:style-name="ce180" office:value-type="float" office:value="69" calcext:value-type="float">
            <text:p>69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1:.I4])" office:value-type="float" office:value="564" calcext:value-type="float">
            <text:p>564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5]*[Feuille3.K5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2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3" office:value-type="float" office:value="2" calcext:value-type="float">
            <text:p>2</text:p>
          </table:table-cell>
          <table:table-cell table:style-name="ce104" office:value-type="string" calcext:value-type="string">
            <text:p>u</text:p>
          </table:table-cell>
          <table:table-cell table:style-name="ce180" table:formula="of:=[Feuille3.E6]*[Feuille3.G6]" office:value-type="float" office:value="86" calcext:value-type="float">
            <text:p>86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style-name="ce71" table:number-columns-repeated="2"/>
          <table:table-cell/>
          <table:table-cell table:style-name="ce132"/>
          <table:table-cell table:number-columns-repeated="2"/>
          <table:table-cell table:style-name="ce153"/>
          <table:table-cell table:style-name="ce104"/>
          <table:table-cell table:style-name="ce180"/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table:style-name="ce102" office:value-type="string" calcext:value-type="string">
            <text:p>Echarpes de structure </text:p>
          </table:table-cell>
          <table:table-cell table:style-name="ce132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1"/>
          <table:table-cell table:style-name="ce153" office:value-type="float" office:value="3" calcext:value-type="float">
            <text:p>3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8]*[Feuille3.G8]" office:value-type="float" office:value="54" calcext:value-type="float">
            <text:p>54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2" office:value-type="string" calcext:value-type="string">
            <text:p>Bandeaux <text:s text:c="24"/></text:p>
          </table:table-cell>
          <table:table-cell table:style-name="ce132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9]*[Feuille3.G9]" office:value-type="float" office:value="43" calcext:value-type="float">
            <text:p>43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2"/>
          <table:table-cell table:style-name="ce132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10]*[Feuille3.G10]" office:value-type="float" office:value="28" calcext:value-type="float">
            <text:p>28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6:.I10])" office:value-type="float" office:value="211" calcext:value-type="float">
            <text:p>211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1]*[Feuille3.K11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2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13">
          <table:table-cell table:style-name="ce73" office:value-type="string" calcext:value-type="string">
            <text:p>Refend At./</text:p>
          </table:table-cell>
          <table:table-cell table:style-name="ce73"/>
          <table:table-cell table:style-name="ce103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4" office:value-type="string" calcext:value-type="string">
            <text:p>m²</text:p>
          </table:table-cell>
          <table:table-cell table:style-name="ce145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0" office:value-type="string" calcext:value-type="string">
            <text:p>ml</text:p>
          </table:table-cell>
          <table:table-cell table:style-name="ce180" table:formula="of:=[Feuille3.E13]*[Feuille3.G13]" office:value-type="float" office:value="54.943" calcext:value-type="float">
            <text:p>54,94</text:p>
          </table:table-cell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[Feuille3.I13]" office:value-type="float" office:value="54.943" calcext:value-type="float">
            <text:p>54,94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4]*[Feuille3.K14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6]*[Feuille3.G16]" office:value-type="float" office:value="7" calcext:value-type="float">
            <text:p>7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2" calcext:value-type="float">
            <text:p>2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7]*[Feuille3.G17]" office:value-type="float" office:value="14" calcext:value-type="float">
            <text:p>14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5" calcext:value-type="float">
            <text:p>15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8]*[Feuille3.G18]" office:value-type="float" office:value="37.5" calcext:value-type="float">
            <text:p>37,5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9]*[Feuille3.G19]" office:value-type="float" office:value="7" calcext:value-type="float">
            <text:p>7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16:.I19])" office:value-type="float" office:value="65.5" calcext:value-type="float">
            <text:p>65,5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20]*[Feuille3.K20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14">
          <table:table-cell table:style-name="ce73" table:number-columns-repeated="2"/>
          <table:table-cell table:style-name="ce103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0" office:value-type="string" calcext:value-type="string">
            <text:p>M²</text:p>
          </table:table-cell>
          <table:table-cell table:style-name="ce145" office:value-type="float" office:value="1.67" calcext:value-type="float">
            <text:p>1,67</text:p>
          </table:table-cell>
          <table:table-cell table:style-name="ce160"/>
          <table:table-cell table:style-name="ce180" table:formula="of:=[Feuille3.E22]*[Feuille3.G22]" office:value-type="float" office:value="55.11" calcext:value-type="float">
            <text:p>55,11</text:p>
          </table:table-cell>
          <table:table-cell table:style-name="ce160"/>
          <table:table-cell table:style-name="ce194"/>
          <table:table-cell table:style-name="ce195"/>
          <table:table-cell table:style-name="ce217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[Feuille3.I22]" office:value-type="float" office:value="55.11" calcext:value-type="float">
            <text:p>55,11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23]*[Feuille3.K23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4" table:number-columns-repeated="2"/>
          <table:table-cell table:style-name="ce103"/>
          <table:table-cell table:number-columns-repeated="2"/>
          <table:table-cell table:style-name="ce160"/>
          <table:table-cell table:style-name="ce145"/>
          <table:table-cell table:style-name="ce160"/>
          <table:table-cell table:style-name="ce180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5]*[Feuille3.G25]" office:value-type="float" office:value="9" calcext:value-type="float">
            <text:p>9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2" calcext:value-type="float">
            <text:p>2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6]*[Feuille3.G26]" office:value-type="float" office:value="18" calcext:value-type="float">
            <text:p>18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8" calcext:value-type="float">
            <text:p>18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7]*[Feuille3.G27]" office:value-type="float" office:value="54" calcext:value-type="float">
            <text:p>54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8]*[Feuille3.G28]" office:value-type="float" office:value="9" calcext:value-type="float">
            <text:p>9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25:.I28])" office:value-type="float" office:value="90" calcext:value-type="float">
            <text:p>90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29]*[Feuille3.K29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table:style-name="ce104"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style-name="ce194"/>
          <table:table-cell/>
          <table:table-cell table:style-name="ce217"/>
        </table:table-row>
        <table:table-row table:style-name="ro15">
          <table:table-cell table:style-name="ce75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5"/>
          <table:table-cell table:style-name="ce104" office:value-type="string" calcext:value-type="string">
            <text:p><text:span text:style-name="T4">Fermacell</text:span><text:span text:style-name="T5"> côté Atel.</text:span></text:p>
          </table:table-cell>
          <table:table-cell table:style-name="ce133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0" office:value-type="string" calcext:value-type="string">
            <text:p>ml</text:p>
          </table:table-cell>
          <table:table-cell table:style-name="ce145" office:value-type="float" office:value="3" calcext:value-type="float">
            <text:p>3,00</text:p>
          </table:table-cell>
          <table:table-cell table:style-name="ce160" office:value-type="string" calcext:value-type="string">
            <text:p>ht</text:p>
          </table:table-cell>
          <table:table-cell table:style-name="ce180" table:formula="of:=[Feuille3.E31]*[Feuille3.G31]" office:value-type="float" office:value="25.5" calcext:value-type="float">
            <text:p>25,5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covered-table-cell table:style-name="ce75"/>
          <table:table-cell table:style-name="ce75"/>
          <table:table-cell/>
          <table:covered-table-cell table:style-name="ce133"/>
          <table:table-cell/>
          <table:table-cell table:style-name="ce163"/>
          <table:table-cell table:style-name="ce145"/>
          <table:table-cell/>
          <table:table-cell table:style-name="ce162"/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33]*[Feuille3.K33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table:style-name="ce76" office:value-type="string" calcext:value-type="string" table:number-columns-spanned="1" table:number-rows-spanned="2">
            <text:p>PLANCHER D'ETAGE</text:p>
          </table:table-cell>
          <table:table-cell table:style-name="ce76"/>
          <table:table-cell table:style-name="ce105"/>
          <table:table-cell table:style-name="ce132"/>
          <table:table-cell table:number-columns-repeated="6"/>
          <table:table-cell table:style-name="ce194"/>
          <table:table-cell/>
          <table:table-cell table:style-name="ce217"/>
        </table:table-row>
        <table:table-row table:style-name="ro6">
          <table:covered-table-cell table:style-name="ce76"/>
          <table:table-cell table:style-name="ce76"/>
          <table:table-cell/>
          <table:table-cell table:style-name="ce132"/>
          <table:table-cell table:number-columns-repeated="5"/>
          <table:table-cell table:style-name="ce160"/>
          <table:table-cell table:style-name="ce196" table:number-columns-repeated="2"/>
          <table:table-cell table:style-name="ce218"/>
        </table:table-row>
        <table:table-row table:style-name="ro6">
          <table:table-cell table:number-columns-repeated="3"/>
          <table:table-cell table:style-name="ce132"/>
          <table:table-cell table:number-columns-repeated="5"/>
          <table:table-cell table:style-name="ce160"/>
          <table:table-cell table:style-name="ce196" table:number-columns-repeated="2"/>
          <table:table-cell table:style-name="ce218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2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0"/>
          <table:table-cell table:style-name="ce196" table:number-columns-repeated="2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2"/>
          <table:table-cell table:number-columns-repeated="2"/>
          <table:table-cell table:style-name="ce153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39]*[Feuille3.K39]" office:value-type="float" office:value="0" calcext:value-type="float">
            <text:p>0,00 €</text:p>
          </table:table-cell>
          <table:table-cell table:style-name="ce218"/>
        </table:table-row>
        <table:table-row table:style-name="ro13">
          <table:table-cell table:style-name="ce77" office:value-type="string" calcext:value-type="string">
            <text:p>MURALLIERES</text:p>
          </table:table-cell>
          <table:table-cell table:style-name="ce77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/>
          <table:table-cell table:style-name="ce217"/>
        </table:table-row>
        <table:table-row table:style-name="ro6">
          <table:table-cell table:style-name="ce78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3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41]*[Feuille3.K41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3"/>
          <table:table-cell table:style-name="ce134"/>
          <table:table-cell table:number-columns-repeated="2"/>
          <table:table-cell table:style-name="ce153"/>
          <table:table-cell table:number-columns-repeated="3"/>
          <table:table-cell table:style-name="ce194"/>
          <table:table-cell/>
          <table:table-cell table:style-name="ce217"/>
        </table:table-row>
        <table:table-row table:style-name="ro13">
          <table:table-cell office:value-type="string" calcext:value-type="string">
            <text:p>SOLIVAGES <text:s text:c="10"/></text:p>
          </table:table-cell>
          <table:table-cell/>
          <table:table-cell table:style-name="ce106" office:value-type="string" calcext:value-type="string">
            <text:p>Solives</text:p>
          </table:table-cell>
          <table:table-cell table:style-name="ce132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11" calcext:value-type="float">
            <text:p>1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43]*[Feuille3.G43]" office:value-type="float" office:value="38.5" calcext:value-type="float">
            <text:p>38,5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7"/>
          <table:table-cell/>
          <table:table-cell office:value-type="float" office:value="3.5" calcext:value-type="float">
            <text:p>3,5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6" calcext:value-type="float">
            <text:p>6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44]*[Feuille3.G44]" office:value-type="float" office:value="21" calcext:value-type="float">
            <text:p>21,0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table:style-name="ce105"/>
          <table:table-cell/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7" calcext:value-type="float">
            <text:p>7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45]*[Feuille3.G45]" office:value-type="float" office:value="17.5" calcext:value-type="float">
            <text:p>17,5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71"/>
          <table:table-cell table:style-name="ce176"/>
          <table:table-cell table:formula="of:=SUM([Feuille3.I43:.I45])" office:value-type="float" office:value="77" calcext:value-type="float">
            <text:p>77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46]*[Feuille3.K46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9" office:value-type="string" calcext:value-type="string">
            <text:p>PREAU</text:p>
          </table:table-cell>
          <table:table-cell table:style-name="ce79"/>
          <table:table-cell table:style-name="ce108"/>
          <table:table-cell table:number-columns-repeated="5"/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office:value-type="string" calcext:value-type="string">
            <text:p>POTEAUX</text:p>
          </table:table-cell>
          <table:table-cell table:style-name="ce80"/>
          <table:table-cell table:style-name="ce108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09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09"/>
          <table:table-cell table:style-name="ce84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/>
          <table:table-cell table:style-name="ce84"/>
          <table:table-cell table:number-columns-repeated="7"/>
          <table:table-cell table:style-name="ce195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4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53]*[Feuille3.G53]" office:value-type="float" office:value="5" calcext:value-type="float">
            <text:p>5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3"/>
          <table:table-cell table:style-name="ce84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54]*[Feuille3.G54]" office:value-type="float" office:value="3" calcext:value-type="float">
            <text:p>3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4"/>
          <table:table-cell table:number-columns-repeated="7"/>
          <table:table-cell table:style-name="ce195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4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4"/>
          <table:table-cell table:number-columns-repeated="6"/>
          <table:table-cell table:style-name="ce194"/>
          <table:table-cell table:number-columns-repeated="2"/>
        </table:table-row>
        <table:table-row table:style-name="ro6">
          <table:table-cell table:style-name="ce81" office:value-type="string" calcext:value-type="string">
            <text:p>PANNES</text:p>
          </table:table-cell>
          <table:table-cell table:style-name="ce81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15" calcext:value-type="float">
            <text:p>15</text:p>
          </table:table-cell>
          <table:table-cell table:style-name="ce160"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53"/>
          <table:table-cell table:style-name="ce160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2"/>
          <table:table-cell table:style-name="ce153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table:style-name="ce71" office:value-type="string" calcext:value-type="string">
            <text:p>CHARPENTE</text:p>
          </table:table-cell>
          <table:table-cell table:style-name="ce71"/>
          <table:table-cell table:number-columns-repeated="4"/>
          <table:table-cell table:style-name="ce153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71" office:value-type="string" calcext:value-type="string">
            <text:p>Support poutres I </text:p>
          </table:table-cell>
          <table:table-cell table:style-name="ce71"/>
          <table:table-cell table:style-name="ce105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3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1" table:number-columns-repeated="2"/>
          <table:table-cell table:number-columns-repeated="4"/>
          <table:table-cell table:style-name="ce153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table:style-name="ce80" office:value-type="string" calcext:value-type="string">
            <text:p>POUTRE EN I</text:p>
          </table:table-cell>
          <table:table-cell table:style-name="ce80"/>
          <table:table-cell table:style-name="ce108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5"/>
          <table:table-cell/>
        </table:table-row>
        <table:table-row table:style-name="ro6">
          <table:table-cell table:number-columns-repeated="2"/>
          <table:table-cell table:style-name="ce109" office:value-type="string" calcext:value-type="string">
            <text:p>Chevrons rabotés</text:p>
          </table:table-cell>
          <table:table-cell table:style-name="ce84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sous total</text:p>
          </table:table-cell>
          <table:table-cell table:style-name="ce84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09" office:value-type="string" calcext:value-type="string">
            <text:p>OSB Ame</text:p>
          </table:table-cell>
          <table:table-cell table:style-name="ce84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sous total</text:p>
          </table:table-cell>
          <table:table-cell table:style-name="ce84"/>
          <table:table-cell table:style-name="ce146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5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09" office:value-type="string" calcext:value-type="string">
            <text:p>Goussets ep. 15 mm</text:p>
          </table:table-cell>
          <table:table-cell table:style-name="ce84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sous total</text:p>
          </table:table-cell>
          <table:table-cell table:style-name="ce84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5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3">
          <table:table-cell table:style-name="ce73" table:number-columns-repeated="2"/>
          <table:table-cell table:style-name="ce111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4" office:value-type="string" calcext:value-type="string">
            <text:p>m²</text:p>
          </table:table-cell>
          <table:table-cell table:style-name="ce145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0" office:value-type="string" calcext:value-type="string">
            <text:p>ml</text:p>
          </table:table-cell>
          <table:table-cell table:style-name="ce180" table:formula="of:=[Feuille3.E76]*[Feuille3.G76]" office:value-type="float" office:value="95.3069" calcext:value-type="float">
            <text:p>95,31</text:p>
          </table:table-cell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[Feuille3.I76]" office:value-type="float" office:value="95.3069" calcext:value-type="float">
            <text:p>95,31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2"/>
          <table:table-cell table:style-name="ce172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table:style-name="ce80" office:value-type="string" calcext:value-type="string">
            <text:p>DALLES TOITURE</text:p>
          </table:table-cell>
          <table:table-cell table:style-name="ce80"/>
          <table:table-cell table:style-name="ce110" office:value-type="string" calcext:value-type="string">
            <text:p>DFP <text:s/>ou Agepan</text:p>
          </table:table-cell>
          <table:table-cell table:style-name="ce84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5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6"/>
          <table:table-cell table:style-name="ce194"/>
          <table:table-cell table:number-columns-repeated="2"/>
        </table:table-row>
        <table:table-row table:style-name="ro6">
          <table:table-cell table:style-name="ce82" office:value-type="string" calcext:value-type="string" table:number-columns-spanned="1" table:number-rows-spanned="2">
            <text:p>Tps de fabric. De poutre en I</text:p>
          </table:table-cell>
          <table:table-cell table:style-name="ce82"/>
          <table:table-cell table:style-name="ce110" office:value-type="string" calcext:value-type="string">
            <text:p>OSB pr âmes</text:p>
          </table:table-cell>
          <table:table-cell table:style-name="ce84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covered-table-cell table:style-name="ce82"/>
          <table:table-cell table:style-name="ce82"/>
          <table:table-cell table:style-name="ce112" office:value-type="string" calcext:value-type="string">
            <text:p>Poutre</text:p>
          </table:table-cell>
          <table:table-cell table:style-name="ce85"/>
          <table:table-cell/>
          <table:table-cell table:style-name="ce142"/>
          <table:table-cell table:formula="of:=[Feuille3.G68]" office:value-type="float" office:value="26" calcext:value-type="float">
            <text:p>26</text:p>
          </table:table-cell>
          <table:table-cell table:style-name="ce142" office:value-type="string" calcext:value-type="string">
            <text:p>u</text:p>
          </table:table-cell>
          <table:table-cell/>
          <table:table-cell table:style-name="ce142"/>
          <table:table-cell table:style-name="ce197" table:number-columns-repeated="2"/>
          <table:table-cell table:style-name="ce214"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198" table:number-columns-repeated="2"/>
          <table:table-cell/>
        </table:table-row>
        <table:table-row table:style-name="ro6" table:number-rows-repeated="2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2" table:number-columns-repeated="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199"/>
          <table:table-cell table:style-name="ce210"/>
          <table:table-cell/>
        </table:table-row>
        <table:table-row table:style-name="ro16">
          <table:table-cell table:style-name="ce84" table:number-columns-repeated="2"/>
          <table:table-cell table:style-name="ce114"/>
          <table:table-cell table:style-name="ce84"/>
          <table:table-cell table:style-name="ce149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4"/>
          <table:covered-table-cell table:style-name="ce188"/>
          <table:table-cell table:style-name="ce200"/>
          <table:table-cell table:style-name="ce211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162"/>
          <table:table-cell table:style-name="ce198"/>
          <table:table-cell/>
        </table:table-row>
        <table:table-row table:style-name="ro6" table:number-rows-repeated="9">
          <table:table-cell table:style-name="ce84" table:number-columns-repeated="2"/>
          <table:table-cell table:style-name="ce114"/>
          <table:table-cell table:style-name="ce84"/>
          <table:table-cell table:style-name="ce150"/>
          <table:table-cell table:style-name="ce165"/>
          <table:table-cell table:style-name="ce173"/>
          <table:table-cell table:style-name="ce165" table:number-columns-repeated="3"/>
          <table:table-cell table:style-name="ce162"/>
          <table:table-cell table:style-name="ce212"/>
          <table:table-cell/>
        </table:table-row>
        <table:table-row table:style-name="ro6">
          <table:table-cell table:style-name="ce85" table:number-columns-repeated="2"/>
          <table:table-cell table:style-name="ce114"/>
          <table:table-cell table:style-name="ce84"/>
          <table:table-cell table:style-name="ce114"/>
          <table:table-cell table:style-name="ce84"/>
          <table:table-cell table:style-name="ce114"/>
          <table:table-cell table:style-name="ce84" table:number-columns-repeated="3"/>
          <table:table-cell table:style-name="ce162" table:number-columns-repeated="2"/>
          <table:table-cell/>
        </table:table-row>
        <table:table-row table:style-name="ro6">
          <table:table-cell table:style-name="ce86" office:value-type="string" calcext:value-type="string" table:number-columns-spanned="1" table:number-rows-spanned="2">
            <text:p>LOCALISATION</text:p>
          </table:table-cell>
          <table:table-cell table:style-name="ce86"/>
          <table:table-cell table:style-name="ce86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2"/>
          <table:table-cell table:style-name="ce11" table:number-columns-repeated="4"/>
        </table:table-row>
        <table:table-row table:style-name="ro6">
          <table:covered-table-cell table:style-name="ce87"/>
          <table:table-cell table:style-name="ce87"/>
          <table:covered-table-cell table:style-name="ce87"/>
          <table:table-cell table:style-name="ce135" office:value-type="string" calcext:value-type="string">
            <text:p>Sections</text:p>
          </table:table-cell>
          <table:table-cell table:style-name="ce151" office:value-type="string" calcext:value-type="string" table:number-columns-spanned="2" table:number-rows-spanned="1">
            <text:p>Qtité</text:p>
          </table:table-cell>
          <table:covered-table-cell table:style-name="ce166"/>
          <table:table-cell table:style-name="ce151" office:value-type="string" calcext:value-type="string" table:number-columns-spanned="2" table:number-rows-spanned="1">
            <text:p>Nbre</text:p>
          </table:table-cell>
          <table:covered-table-cell table:style-name="ce166"/>
          <table:table-cell table:style-name="ce183" office:value-type="string" calcext:value-type="string">
            <text:p>Total</text:p>
          </table:table-cell>
          <table:table-cell table:style-name="ce189" office:value-type="string" calcext:value-type="string">
            <text:p>U</text:p>
          </table:table-cell>
          <table:table-cell table:style-name="ce201" office:value-type="string" calcext:value-type="string">
            <text:p>Coût U.</text:p>
          </table:table-cell>
          <table:table-cell table:style-name="ce157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8" table:number-columns-spanned="3" table:number-rows-spanned="1"/>
          <table:covered-table-cell table:style-name="ce88"/>
          <table:covered-table-cell table:style-name="ce115"/>
          <table:table-cell table:style-name="ce136"/>
          <table:table-cell table:style-name="ce88" office:value-type="string" calcext:value-type="string" table:number-columns-spanned="2" table:number-rows-spanned="1">
            <text:p>A</text:p>
          </table:table-cell>
          <table:covered-table-cell table:style-name="ce115"/>
          <table:table-cell table:style-name="ce88" office:value-type="string" calcext:value-type="string" table:number-columns-spanned="2" table:number-rows-spanned="1">
            <text:p>B</text:p>
          </table:table-cell>
          <table:covered-table-cell table:style-name="ce115"/>
          <table:table-cell table:style-name="ce88" office:value-type="string" calcext:value-type="string" table:number-columns-spanned="2" table:number-rows-spanned="1">
            <text:p>A*B=C</text:p>
          </table:table-cell>
          <table:covered-table-cell table:style-name="ce115"/>
          <table:table-cell table:style-name="ce202" office:value-type="string" calcext:value-type="string">
            <text:p>D</text:p>
          </table:table-cell>
          <table:table-cell table:style-name="ce202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0" office:value-type="string" calcext:value-type="string">
            <text:p>TOITURE</text:p>
          </table:table-cell>
          <table:table-cell table:style-name="ce70"/>
          <table:table-cell table:style-name="ce116"/>
          <table:table-cell table:style-name="ce137"/>
          <table:table-cell table:style-name="ce152"/>
          <table:table-cell table:style-name="ce167"/>
          <table:table-cell table:style-name="ce152"/>
          <table:table-cell table:style-name="ce177"/>
          <table:table-cell table:style-name="ce184"/>
          <table:table-cell table:style-name="ce177"/>
          <table:table-cell table:style-name="ce203"/>
          <table:table-cell table:style-name="ce193"/>
          <table:table-cell table:style-name="ce216"/>
        </table:table-row>
        <table:table-row table:style-name="ro6">
          <table:table-cell table:style-name="ce71" office:value-type="string" calcext:value-type="string">
            <text:p>Toiture +préau</text:p>
          </table:table-cell>
          <table:table-cell table:style-name="ce71"/>
          <table:table-cell table:style-name="ce102"/>
          <table:table-cell table:number-columns-repeated="6"/>
          <table:table-cell table:style-name="ce190"/>
          <table:table-cell/>
          <table:table-cell table:style-name="ce204"/>
          <table:table-cell table:style-name="ce219"/>
        </table:table-row>
        <table:table-row table:style-name="ro13">
          <table:table-cell table:style-name="ce73" office:value-type="string" calcext:value-type="string">
            <text:p>Entraxe 600</text:p>
          </table:table-cell>
          <table:table-cell table:style-name="ce73"/>
          <table:table-cell table:style-name="ce117" office:value-type="string" calcext:value-type="string" table:number-columns-spanned="1" table:number-rows-spanned="2">
            <text:p>Chevron vide d'air + débords nord et sud</text:p>
          </table:table-cell>
          <table:table-cell table:style-name="ce138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0"/>
          <table:table-cell/>
          <table:table-cell table:style-name="ce204"/>
          <table:table-cell table:style-name="ce219"/>
        </table:table-row>
        <table:table-row table:style-name="ro15">
          <table:table-cell table:style-name="ce73" table:number-columns-repeated="2"/>
          <table:covered-table-cell table:style-name="ce117"/>
          <table:table-cell table:style-name="ce138" office:value-type="string" calcext:value-type="string">
            <text:p>raboté</text:p>
          </table:table-cell>
          <table:table-cell/>
          <table:table-cell table:style-name="ce84"/>
          <table:table-cell table:number-columns-repeated="3"/>
          <table:table-cell table:style-name="ce190"/>
          <table:table-cell/>
          <table:table-cell table:style-name="ce204"/>
          <table:table-cell table:style-name="ce219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4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5" table:formula="of:=[Feuille3.I107]*[Feuille3.K107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table-cell table:style-name="ce74" table:number-columns-repeated="2"/>
          <table:table-cell table:style-name="ce118"/>
          <table:table-cell table:number-columns-repeated="2"/>
          <table:table-cell table:style-name="ce84"/>
          <table:table-cell table:number-columns-repeated="3"/>
          <table:table-cell table:style-name="ce160"/>
          <table:table-cell/>
          <table:table-cell table:style-name="ce204"/>
          <table:table-cell table:style-name="ce219"/>
        </table:table-row>
        <table:table-row table:style-name="ro6">
          <table:table-cell table:style-name="ce74" table:number-columns-repeated="2"/>
          <table:table-cell table:style-name="ce118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5"/>
          <table:table-cell table:style-name="ce160"/>
          <table:table-cell/>
          <table:table-cell table:style-name="ce204"/>
          <table:table-cell table:style-name="ce219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10]*[Feuille3.K110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table-cell table:style-name="ce74" table:number-columns-repeated="2"/>
          <table:table-cell table:number-columns-repeated="3"/>
          <table:table-cell table:style-name="ce84"/>
          <table:table-cell/>
          <table:table-cell table:style-name="ce84"/>
          <table:table-cell table:style-name="ce186"/>
          <table:table-cell table:style-name="ce160"/>
          <table:table-cell/>
          <table:table-cell table:style-name="ce204"/>
          <table:table-cell table:style-name="ce219"/>
        </table:table-row>
        <table:table-row table:style-name="ro14">
          <table:table-cell table:style-name="ce89" office:value-type="string" calcext:value-type="string" table:number-columns-spanned="1" table:number-rows-spanned="2">
            <text:p>DEBORD DE TOITURE</text:p>
          </table:table-cell>
          <table:table-cell table:style-name="ce89"/>
          <table:table-cell table:style-name="ce119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4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1"/>
          <table:table-cell/>
          <table:table-cell table:style-name="ce204"/>
          <table:table-cell table:style-name="ce191"/>
        </table:table-row>
        <table:table-row table:style-name="ro6">
          <table:covered-table-cell table:style-name="ce89"/>
          <table:table-cell table:style-name="ce89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1" office:value-type="string" calcext:value-type="string">
            <text:p>m²</text:p>
          </table:table-cell>
          <table:table-cell/>
          <table:table-cell table:style-name="ce195" table:formula="of:=[Feuille3.I113]*[Feuille3.K113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74" table:number-columns-repeated="2"/>
          <table:table-cell table:style-name="ce119"/>
          <table:table-cell table:number-columns-repeated="2"/>
          <table:table-cell table:style-name="ce84"/>
          <table:table-cell table:number-columns-repeated="3"/>
          <table:table-cell table:style-name="ce191"/>
          <table:table-cell/>
          <table:table-cell table:style-name="ce204"/>
          <table:table-cell table:style-name="ce191"/>
        </table:table-row>
        <table:table-row table:style-name="ro17">
          <table:table-cell table:style-name="ce74" office:value-type="string" calcext:value-type="string">
            <text:p>ACROTERES</text:p>
          </table:table-cell>
          <table:table-cell table:style-name="ce74"/>
          <table:table-cell table:style-name="ce119" office:value-type="string" calcext:value-type="string">
            <text:p>Planche douglass</text:p>
          </table:table-cell>
          <table:table-cell table:style-name="ce84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number-columns-repeated="2"/>
          <table:table-cell table:style-name="ce84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5" table:formula="of:=[Feuille3.I116]*[Feuille3.K116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80" table:number-columns-repeated="2"/>
          <table:table-cell table:style-name="ce120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4"/>
          <table:table-cell table:style-name="ce191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number-columns-repeated="2"/>
          <table:table-cell table:style-name="ce84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1" office:value-type="string" calcext:value-type="string">
            <text:p>U</text:p>
          </table:table-cell>
          <table:table-cell/>
          <table:table-cell table:style-name="ce195" table:formula="of:=[Feuille3.I118]*[Feuille3.K118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9"/>
        </table:table-row>
        <table:table-row table:style-name="ro6">
          <table:table-cell table:style-name="ce71" office:value-type="string" calcext:value-type="string">
            <text:p>LINTEAU</text:p>
          </table:table-cell>
          <table:table-cell table:style-name="ce71"/>
          <table:table-cell/>
          <table:table-cell table:style-name="ce132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0" office:value-type="string" calcext:value-type="string">
            <text:p>ml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office:value-type="float" office:value="50" calcext:value-type="float">
            <text:p>50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 table:style-name="ce162"/>
          <table:table-cell table:style-name="ce160"/>
          <table:table-cell table:number-columns-repeated="3"/>
        </table:table-row>
        <table:table-row table:style-name="ro6">
          <table:table-cell table:style-name="ce71" office:value-type="string" calcext:value-type="string">
            <text:p>DIVERS</text:p>
          </table:table-cell>
          <table:table-cell table:style-name="ce71"/>
          <table:table-cell/>
          <table:table-cell table:style-name="ce132"/>
          <table:table-cell table:number-columns-repeated="2"/>
          <table:table-cell table:style-name="ce145"/>
          <table:table-cell table:style-name="ce101"/>
          <table:table-cell table:style-name="ce162"/>
          <table:table-cell table:number-columns-repeated="4"/>
        </table:table-row>
        <table:table-row table:style-name="ro6">
          <table:table-cell table:style-name="ce90" office:value-type="string" calcext:value-type="string" table:number-columns-spanned="1" table:number-rows-spanned="3">
            <text:p>Compression Paille/Tec.CST</text:p>
          </table:table-cell>
          <table:table-cell table:style-name="ce90"/>
          <table:table-cell office:value-type="string" calcext:value-type="string">
            <text:p>Tasseaux</text:p>
          </table:table-cell>
          <table:table-cell table:style-name="ce132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4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covered-table-cell table:style-name="ce90"/>
          <table:table-cell table:style-name="ce90"/>
          <table:table-cell/>
          <table:table-cell table:style-name="ce134"/>
          <table:table-cell office:value-type="float" office:value="43" calcext:value-type="float">
            <text:p>43,00</text:p>
          </table:table-cell>
          <table:table-cell table:style-name="ce84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 table:style-name="ce134"/>
          <table:table-cell/>
          <table:table-cell table:style-name="ce84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4" office:value-type="string" calcext:value-type="string">
            <text:p>ml</text:p>
          </table:table-cell>
          <table:table-cell/>
          <table:table-cell table:style-name="ce195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0" table:number-columns-repeated="2"/>
          <table:table-cell/>
          <table:table-cell table:style-name="ce134"/>
          <table:table-cell/>
          <table:table-cell table:style-name="ce84"/>
          <table:table-cell table:number-columns-repeated="3"/>
          <table:table-cell table:style-name="ce84"/>
          <table:table-cell table:number-columns-repeated="3"/>
        </table:table-row>
        <table:table-row table:style-name="ro6">
          <table:table-cell table:style-name="ce91" office:value-type="string" calcext:value-type="string" table:number-columns-spanned="1" table:number-rows-spanned="2">
            <text:p>Bas de mur enduit</text:p>
          </table:table-cell>
          <table:table-cell table:style-name="ce91"/>
          <table:table-cell office:value-type="string" calcext:value-type="string">
            <text:p>Lisse </text:p>
          </table:table-cell>
          <table:table-cell table:style-name="ce134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4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4"/>
          <table:table-cell/>
          <table:table-cell table:style-name="ce84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4" office:value-type="string" calcext:value-type="string">
            <text:p>ml</text:p>
          </table:table-cell>
          <table:table-cell/>
          <table:table-cell table:style-name="ce195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09"/>
          <table:table-cell table:style-name="ce84"/>
          <table:table-cell table:number-columns-repeated="4"/>
          <table:table-cell table:style-name="ce84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4"/>
          <table:table-cell office:value-type="float" office:value="21.5" calcext:value-type="float">
            <text:p>21,50</text:p>
          </table:table-cell>
          <table:table-cell table:style-name="ce84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4"/>
          <table:table-cell/>
          <table:table-cell table:style-name="ce84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4" office:value-type="string" calcext:value-type="string">
            <text:p>ml</text:p>
          </table:table-cell>
          <table:table-cell/>
          <table:table-cell table:style-name="ce195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2" table:number-columns-repeated="2"/>
          <table:table-cell table:style-name="ce109"/>
          <table:table-cell table:style-name="ce84"/>
          <table:table-cell table:number-columns-repeated="4"/>
          <table:table-cell table:style-name="ce84"/>
          <table:table-cell table:number-columns-repeated="4"/>
        </table:table-row>
        <table:table-row table:style-name="ro15">
          <table:table-cell table:style-name="ce71" office:value-type="string" calcext:value-type="string">
            <text:p>BARDAGE</text:p>
          </table:table-cell>
          <table:table-cell table:style-name="ce71"/>
          <table:table-cell office:value-type="string" calcext:value-type="string">
            <text:p>Tasseaux <text:span text:style-name="T3">5ml/3,00m²</text:span></text:p>
          </table:table-cell>
          <table:table-cell table:style-name="ce132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1" office:value-type="string" calcext:value-type="string">
            <text:p>m²</text:p>
          </table:table-cell>
          <table:table-cell table:style-name="ce145" office:value-type="float" office:value="1.67" calcext:value-type="float">
            <text:p>1,67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35]*[Feuille3.K135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Planche douglas brut</text:p>
          </table:table-cell>
          <table:table-cell table:style-name="ce132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1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/>
          <table:table-cell table:style-name="ce160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37]*[Feuille3.K137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 table:style-name="ce153"/>
          <table:table-cell table:style-name="ce161"/>
          <table:table-cell/>
          <table:table-cell table:style-name="ce160"/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Grille anti-rongeurs</text:p>
          </table:table-cell>
          <table:table-cell table:style-name="ce132"/>
          <table:table-cell office:value-type="float" office:value="30" calcext:value-type="float">
            <text:p>30,00</text:p>
          </table:table-cell>
          <table:table-cell table:style-name="ce161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39]*[Feuille3.G139])*1.1" office:value-type="float" office:value="33" calcext:value-type="float">
            <text:p>33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40]*[Feuille3.K140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 table:style-name="ce153"/>
          <table:table-cell table:style-name="ce161"/>
          <table:table-cell table:style-name="ce145"/>
          <table:table-cell table:style-name="ce160"/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6" office:value-type="string" calcext:value-type="string" table:number-columns-spanned="1" table:number-rows-spanned="3">
            <text:p>PLANCHER TECHNIQUE D'ETAGE</text:p>
          </table:table-cell>
          <table:table-cell table:style-name="ce76"/>
          <table:table-cell office:value-type="string" calcext:value-type="string">
            <text:p>Lame douglas FMB</text:p>
          </table:table-cell>
          <table:table-cell table:style-name="ce132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covered-table-cell table:style-name="ce76"/>
          <table:table-cell table:style-name="ce76"/>
          <table:table-cell table:style-name="ce104" office:value-type="string" calcext:value-type="string">
            <text:p>Déduire trémie escalier</text:p>
          </table:table-cell>
          <table:table-cell table:style-name="ce120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44]*[Feuille3.K144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93" office:value-type="string" calcext:value-type="string">
            <text:p>métré int.</text:p>
          </table:table-cell>
          <table:table-cell table:style-name="ce93"/>
          <table:table-cell office:value-type="string" calcext:value-type="string">
            <text:p>Fibre bois Phonique</text:p>
          </table:table-cell>
          <table:table-cell table:style-name="ce120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table:style-name="ce104" office:value-type="string" calcext:value-type="string">
            <text:p>Déduire trémie escalier</text:p>
          </table:table-cell>
          <table:table-cell table:style-name="ce120"/>
          <table:table-cell table:formula="of:=3*1" office:value-type="float" office:value="3" calcext:value-type="float">
            <text:p>3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46]-[Feuille3.E147])*1.1" office:value-type="float" office:value="29.7" calcext:value-type="float">
            <text:p>29,7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48]*[Feuille3.K148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93" office:value-type="string" calcext:value-type="string">
            <text:p>métré int.</text:p>
          </table:table-cell>
          <table:table-cell table:style-name="ce93"/>
          <table:table-cell office:value-type="string" calcext:value-type="string">
            <text:p>OSB</text:p>
          </table:table-cell>
          <table:table-cell table:style-name="ce120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table:style-name="ce104" office:value-type="string" calcext:value-type="string">
            <text:p>Déduire trémie escalier</text:p>
          </table:table-cell>
          <table:table-cell table:style-name="ce120"/>
          <table:table-cell table:formula="of:=3*1" office:value-type="float" office:value="3" calcext:value-type="float">
            <text:p>3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50]-[Feuille3.E151])*1.1" office:value-type="float" office:value="29.7" calcext:value-type="float">
            <text:p>29,7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52]*[Feuille3.K152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table:style-name="ce104"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office:value-type="string" calcext:value-type="string">
            <text:p>PAREMENT FINITION</text:p>
          </table:table-cell>
          <table:table-cell table:style-name="ce71"/>
          <table:table-cell table:style-name="ce105"/>
          <table:table-cell/>
          <table:table-cell table:style-name="ce144"/>
          <table:table-cell table:style-name="ce84"/>
          <table:table-cell/>
          <table:table-cell table:style-name="ce84"/>
          <table:table-cell table:style-name="ce187"/>
          <table:table-cell table:style-name="ce190"/>
          <table:table-cell table:style-name="ce204" table:number-columns-repeated="2"/>
          <table:table-cell table:style-name="ce219"/>
        </table:table-row>
        <table:table-row table:style-name="ro6">
          <table:table-cell table:style-name="ce75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5"/>
          <table:table-cell table:style-name="ce118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4" office:value-type="float" office:value="4" calcext:value-type="float">
            <text:p>4</text:p>
          </table:table-cell>
          <table:table-cell table:style-name="ce84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4" office:value-type="string" calcext:value-type="string">
            <text:p>u</text:p>
          </table:table-cell>
          <table:table-cell table:style-name="ce187"/>
          <table:table-cell table:style-name="ce190"/>
          <table:table-cell table:style-name="ce204" table:number-columns-repeated="2"/>
          <table:table-cell table:style-name="ce219"/>
        </table:table-row>
        <table:table-row table:style-name="ro6">
          <table:covered-table-cell table:style-name="ce75"/>
          <table:table-cell table:style-name="ce75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5" table:formula="of:=[Feuille3.I156]*[Feuille3.K156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covered-table-cell table:style-name="ce75"/>
          <table:table-cell table:style-name="ce75"/>
          <table:table-cell table:style-name="ce118"/>
          <table:table-cell/>
          <table:table-cell table:style-name="ce144"/>
          <table:table-cell table:style-name="ce84"/>
          <table:table-cell/>
          <table:table-cell table:style-name="ce84"/>
          <table:table-cell table:style-name="ce187"/>
          <table:table-cell table:style-name="ce190"/>
          <table:table-cell table:style-name="ce204" table:number-columns-repeated="2"/>
          <table:table-cell table:style-name="ce219"/>
        </table:table-row>
        <table:table-row table:style-name="ro6">
          <table:table-cell table:style-name="ce74" table:number-columns-repeated="2"/>
          <table:table-cell table:style-name="ce111"/>
          <table:table-cell/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6">
          <table:table-cell table:style-name="ce74" office:value-type="string" calcext:value-type="string">
            <text:p>STRUCT. SECONDAIRE</text:p>
          </table:table-cell>
          <table:table-cell table:style-name="ce74"/>
          <table:table-cell table:style-name="ce119"/>
          <table:table-cell/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14">
          <table:table-cell table:style-name="ce74" office:value-type="string" calcext:value-type="string">
            <text:p>Atelier </text:p>
          </table:table-cell>
          <table:table-cell table:style-name="ce74"/>
          <table:table-cell table:style-name="ce121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13">
          <table:table-cell table:style-name="ce74" office:value-type="string" calcext:value-type="string">
            <text:p>mur nord</text:p>
          </table:table-cell>
          <table:table-cell table:style-name="ce74"/>
          <table:table-cell table:style-name="ce119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8" table:formula="of:=8.25*3.2" office:value-type="float" office:value="26.4" calcext:value-type="float">
            <text:p>26,4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1]*[Feuille3.G161]" office:value-type="float" office:value="47.52" calcext:value-type="float">
            <text:p>47,52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14">
          <table:table-cell table:style-name="ce74" office:value-type="string" calcext:value-type="string">
            <text:p>mur ouest</text:p>
          </table:table-cell>
          <table:table-cell table:style-name="ce74"/>
          <table:table-cell table:style-name="ce119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8" table:formula="of:=6*2.85" office:value-type="float" office:value="17.1" calcext:value-type="float">
            <text:p>17,1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2]*[Feuille3.G162]" office:value-type="float" office:value="30.78" calcext:value-type="float">
            <text:p>30,78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6">
          <table:table-cell table:style-name="ce74" table:number-columns-repeated="2"/>
          <table:table-cell table:style-name="ce122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8" table:formula="of:=6*2.85" office:value-type="float" office:value="17.1" calcext:value-type="float">
            <text:p>17,1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3]*[Feuille3.G163]" office:value-type="float" office:value="30.78" calcext:value-type="float">
            <text:p>30,78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14">
          <table:table-cell table:style-name="ce74" office:value-type="string" calcext:value-type="string">
            <text:p>mur sud</text:p>
          </table:table-cell>
          <table:table-cell table:style-name="ce74"/>
          <table:table-cell table:style-name="ce119" office:value-type="string" calcext:value-type="string">
            <text:p>avec fermacell</text:p>
          </table:table-cell>
          <table:table-cell table:style-name="ce139" office:value-type="string" calcext:value-type="string">
            <text:p>ht 2,50</text:p>
          </table:table-cell>
          <table:table-cell table:style-name="ce154" table:formula="of:=8.25*2.5" office:value-type="float" office:value="20.625" calcext:value-type="float">
            <text:p>20,63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4]*[Feuille3.G164]" office:value-type="float" office:value="37.125" calcext:value-type="float">
            <text:p>37,13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6">
          <table:table-cell table:style-name="ce74" table:number-columns-repeated="2"/>
          <table:table-cell table:style-name="ce119"/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5" table:formula="of:=[Feuille3.I165]*[Feuille3.K165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table-cell table:style-name="ce94" table:number-columns-repeated="2"/>
          <table:table-cell table:style-name="ce119"/>
          <table:table-cell/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13">
          <table:table-cell table:style-name="ce74" office:value-type="string" calcext:value-type="string">
            <text:p>CLOISONS</text:p>
          </table:table-cell>
          <table:table-cell table:style-name="ce74"/>
          <table:table-cell table:style-name="ce121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4"/>
          <table:table-cell table:style-name="ce168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1"/>
          <table:table-cell/>
          <table:table-cell table:style-name="ce204"/>
          <table:table-cell table:style-name="ce219"/>
        </table:table-row>
        <table:table-row table:style-name="ro6">
          <table:table-cell table:style-name="ce95" office:value-type="string" calcext:value-type="string" table:number-columns-spanned="1" table:number-rows-spanned="2">
            <text:p>WC + <text:s/>douche + cuisine</text:p>
          </table:table-cell>
          <table:table-cell table:style-name="ce95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5" table:formula="of:=[Feuille3.I168]*[Feuille3.K168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covered-table-cell table:style-name="ce95"/>
          <table:table-cell table:style-name="ce95"/>
          <table:table-cell table:style-name="ce118"/>
          <table:table-cell/>
          <table:table-cell table:style-name="ce114"/>
          <table:table-cell table:style-name="ce84"/>
          <table:table-cell table:style-name="ce145"/>
          <table:table-cell/>
          <table:table-cell table:style-name="ce84"/>
          <table:table-cell table:number-columns-repeated="4"/>
        </table:table-row>
        <table:table-row table:style-name="ro14">
          <table:table-cell table:style-name="ce96" office:value-type="string" calcext:value-type="string">
            <text:p>Autres cloisons</text:p>
          </table:table-cell>
          <table:table-cell table:style-name="ce96"/>
          <table:table-cell table:style-name="ce118" office:value-type="string" calcext:value-type="string">
            <text:p>Ossatures</text:p>
          </table:table-cell>
          <table:table-cell table:style-name="ce140" office:value-type="string" calcext:value-type="string">
            <text:p>70/45</text:p>
          </table:table-cell>
          <table:table-cell table:style-name="ce114"/>
          <table:table-cell table:style-name="ce84"/>
          <table:table-cell table:style-name="ce145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4"/>
          <table:table-cell table:number-columns-repeated="4"/>
        </table:table-row>
        <table:table-row table:style-name="ro6">
          <table:table-cell table:style-name="ce96" table:number-columns-repeated="2"/>
          <table:table-cell table:style-name="ce123" office:value-type="string" calcext:value-type="string">
            <text:p>Total</text:p>
          </table:table-cell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style-name="ce162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6" table:number-columns-repeated="2"/>
          <table:table-cell table:style-name="ce118"/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style-name="ce162"/>
          <table:table-cell table:number-columns-repeated="4"/>
        </table:table-row>
        <table:table-row table:style-name="ro6">
          <table:table-cell table:style-name="ce94" table:number-columns-repeated="2"/>
          <table:table-cell table:style-name="ce124" office:value-type="string" calcext:value-type="string">
            <text:p>Contreventement Osb</text:p>
          </table:table-cell>
          <table:table-cell table:style-name="ce141" office:value-type="string" calcext:value-type="string">
            <text:p><text:s/>12 mm</text:p>
          </table:table-cell>
          <table:table-cell table:style-name="ce154" office:value-type="float" office:value="27.5" calcext:value-type="float">
            <text:p>27,50</text:p>
          </table:table-cell>
          <table:table-cell table:style-name="ce84" office:value-type="string" calcext:value-type="string">
            <text:p>m²</text:p>
          </table:table-cell>
          <table:table-cell table:style-name="ce145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4"/>
          <table:table-cell table:number-columns-repeated="4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3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4" table:number-columns-repeated="2"/>
          <table:table-cell table:style-name="ce125"/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style-name="ce84"/>
          <table:table-cell table:number-columns-repeated="4"/>
        </table:table-row>
        <table:table-row table:style-name="ro6">
          <table:table-cell table:style-name="ce94" office:value-type="string" calcext:value-type="string">
            <text:p>QUINCAILLERIE</text:p>
          </table:table-cell>
          <table:table-cell table:style-name="ce94"/>
          <table:table-cell table:style-name="ce125" office:value-type="string" calcext:value-type="string">
            <text:p>LOT</text:p>
          </table:table-cell>
          <table:table-cell table:style-name="ce140"/>
          <table:table-cell table:style-name="ce154"/>
          <table:table-cell table:style-name="ce84"/>
          <table:table-cell table:style-name="ce145"/>
          <table:table-cell/>
          <table:table-cell table:style-name="ce84"/>
          <table:table-cell table:number-columns-repeated="4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style-name="ce140"/>
          <table:table-cell table:style-name="ce114"/>
          <table:table-cell table:style-name="ce84"/>
          <table:table-cell table:style-name="ce145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5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7" table:number-columns-repeated="2"/>
          <table:table-cell table:style-name="ce126"/>
          <table:table-cell table:style-name="ce142"/>
          <table:table-cell table:style-name="ce155"/>
          <table:table-cell table:style-name="ce85"/>
          <table:table-cell table:style-name="ce174"/>
          <table:table-cell table:style-name="ce142"/>
          <table:table-cell table:style-name="ce85"/>
          <table:table-cell table:style-name="ce142"/>
          <table:table-cell table:style-name="ce205"/>
          <table:table-cell table:style-name="ce197"/>
          <table:table-cell table:style-name="ce214"/>
        </table:table-row>
        <table:table-row table:style-name="ro6">
          <table:table-cell table:style-name="ce98" table:number-columns-repeated="2"/>
          <table:table-cell table:style-name="ce127"/>
          <table:table-cell table:style-name="ce84"/>
          <table:table-cell table:style-name="ce113"/>
          <table:table-cell table:style-name="ce83"/>
          <table:table-cell table:style-name="ce147"/>
          <table:table-cell table:style-name="ce83" table:number-columns-repeated="3"/>
          <table:table-cell table:style-name="ce206"/>
          <table:table-cell table:style-name="ce198"/>
          <table:table-cell/>
        </table:table-row>
        <table:table-row table:style-name="ro6">
          <table:table-cell table:style-name="ce99" table:number-columns-repeated="2"/>
          <table:table-cell table:style-name="ce128"/>
          <table:table-cell table:style-name="ce84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6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56"/>
          <table:table-cell table:style-name="ce169"/>
          <table:table-cell table:style-name="ce35"/>
          <table:table-cell table:style-name="ce169"/>
          <table:table-cell table:style-name="ce42"/>
          <table:table-cell table:style-name="ce169"/>
          <table:table-cell table:style-name="ce199"/>
          <table:table-cell table:style-name="ce210"/>
          <table:table-cell/>
        </table:table-row>
        <table:table-row table:style-name="ro16">
          <table:table-cell table:style-name="ce84" table:number-columns-repeated="2"/>
          <table:table-cell table:style-name="ce114"/>
          <table:table-cell table:style-name="ce84"/>
          <table:table-cell table:style-name="ce157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0"/>
          <table:covered-table-cell table:style-name="ce192"/>
          <table:table-cell table:style-name="ce200"/>
          <table:table-cell table:style-name="ce211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6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58"/>
          <table:table-cell table:style-name="ce85"/>
          <table:table-cell table:style-name="ce155"/>
          <table:table-cell table:style-name="ce85" table:number-columns-repeated="3"/>
          <table:table-cell table:style-name="ce208"/>
          <table:table-cell table:style-name="ce214"/>
          <table:table-cell/>
        </table:table-row>
        <table:table-row table:style-name="ro18">
          <table:table-cell table:style-name="ce84" table:number-columns-repeated="2"/>
          <table:table-cell table:style-name="ce114"/>
          <table:table-cell table:style-name="ce84"/>
          <table:table-cell table:style-name="ce157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0"/>
          <table:covered-table-cell table:style-name="ce192"/>
          <table:table-cell table:style-name="ce209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5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206"/>
          <table:table-cell table:style-name="ce198"/>
          <table:table-cell/>
        </table:table-row>
        <table:table-row table:style-name="ro6" table:number-rows-repeated="5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6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62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77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0/00/0000</text:date>, <text:time style:data-style-name="N2" text:time-value="20:50:13.9434244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2T22:21:06.352955786</dc:date>
    <meta:generator>LibreOffice/4.4.3.2$Linux_X86_64 LibreOffice_project/40m0$Build-2</meta:generator>
    <meta:editing-duration>P3DT8H14M37S</meta:editing-duration>
    <meta:editing-cycles>266</meta:editing-cycles>
    <meta:printed-by>Mathieu Godard</meta:printed-by>
    <meta:print-date>2015-06-17T09:42:42.592067315</meta:print-date>
    <meta:document-statistic meta:table-count="5" meta:cell-count="2369" meta:object-count="0"/>
  </office:meta>
</office:document-meta>
</file>